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egoe Print" svg:font-family="'Segoe Print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128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3.551cm"/>
    </style:style>
    <style:style style:name="co5" style:family="table-column">
      <style:table-column-properties fo:break-before="auto" style:column-width="4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88cm solid #000000"/>
    </style:style>
    <style:style style:name="ce2" style:family="table-cell" style:parent-style-name="Default">
      <style:table-cell-properties fo:border="0.088cm solid #000000"/>
      <style:text-properties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T1" style:family="text">
      <style:text-properties style:font-name-asian="Arial" style:font-name-complex="Arial" style:font-size-complex="5.69999980926514pt"/>
    </style:style>
    <style:style style:name="T2" style:family="text">
      <style:text-properties style:font-name="Segoe Print" fo:font-size="6pt" fo:font-weight="bold" style:font-name-asian="Segoe Print" style:font-size-asian="6pt" style:font-weight-asian="bold" style:font-name-complex="Segoe Print" style:font-size-complex="3.40000009536743pt" style:font-weight-complex="bold"/>
    </style:style>
  </office:automatic-styles>
  <office:body>
    <office:spreadsheet>
      <table:table table:name="Ticket #1117" table:style-name="ta1" table:print="false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row table:style-name="ro1">
          <table:table-cell office:value-type="string">
            <text:p>PLAYBOOK</text:p>
          </table:table-cell>
          <table:table-cell office:value-type="string">
            <text:p>Languages</text:p>
          </table:table-cell>
          <table:table-cell table:style-name="ce1" office:value-type="string">
            <text:p>Htmls</text:p>
          </table:table-cell>
          <table:table-cell office:value-type="string">
            <text:p>Assets</text:p>
          </table:table-cell>
        </table:table-row>
        <table:table-row table:style-name="ro2">
          <table:table-cell office:value-type="string">
            <text:p>VDI</text:p>
          </table:table-cell>
          <table:table-cell office:value-type="string">
            <text:p>All 9 INTL</text:p>
          </table:table-cell>
          <table:table-cell office:value-type="string">
            <text:p><text:span text:style-name="T1">briefcase/briefcase-content.html</text:span></text:p>
            <text:p><text:span text:style-name="T1">plays/emc-hybrid-solutions-for-euc.html</text:span></text:p>
            <text:p><text:span text:style-name="T1">plays/emc-all-flash-solutions-for-euc.html</text:span></text:p>
            <text:p><text:span text:style-name="T1">download-the-app.html</text:span></text:p>
            <text:p><text:span text:style-name="T1">index.aspx</text:span></text:p>
            <text:p><text:span text:style-name="T2"/></text:p>
          </table:table-cell>
          <table:table-cell office:value-type="string">
            <text:p>Complete folder</text:p>
          </table:table-cell>
        </table:table-row>
        <table:table-row table:style-name="ro1">
          <table:table-cell table:number-columns-repeated="4"/>
        </table:table-row>
      </table:table>
      <table:table table:name="ticket #1253" table:style-name="ta1" table:print="false"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Default"/>
        <table:table-row table:style-name="ro1">
          <table:table-cell office:value-type="string">
            <text:p>PLAYBOOK</text:p>
          </table:table-cell>
          <table:table-cell office:value-type="string">
            <text:p>Languages</text:p>
          </table:table-cell>
          <table:table-cell office:value-type="string">
            <text:p>Htmls</text:p>
          </table:table-cell>
          <table:table-cell office:value-type="string">
            <text:p>Assets</text:p>
          </table:table-cell>
          <table:table-cell office:value-type="string">
            <text:p>Files</text:p>
          </table:table-cell>
        </table:table-row>
        <table:table-row table:style-name="ro1">
          <table:table-cell table:style-name="Default" office:value-type="string">
            <text:p>Cloud</text:p>
          </table:table-cell>
          <table:table-cell table:style-name="Default" office:value-type="string">
            <text:p>All</text:p>
          </table:table-cell>
          <table:table-cell table:style-name="Default" table:number-columns-repeated="2"/>
          <table:table-cell office:value-type="string">
            <text:p>images\bigpictur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egoe Print" svg:font-family="'Segoe Print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11/04/2014</text:date>, <text:time>12:5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4-10T11:45:51.05</meta:creation-date>
    <dc:date>2014-04-11T12:58:56.36</dc:date>
    <meta:editing-duration>PT31M59S</meta:editing-duration>
    <meta:editing-cycles>3</meta:editing-cycles>
    <meta:generator>OpenOffice.org/3.3$Win32 OpenOffice.org_project/330m20$Build-9567</meta:generator>
    <meta:document-statistic meta:table-count="3" meta:cell-count="16" meta:object-count="0"/>
  </office:meta>
</office:document-meta>
</file>